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lass Solution {</text:p>
      <text:p text:style-name="Normal"><text:s text:c="4"/>public int search(int[] nums, int target) {</text:p>
      <text:p text:style-name="Normal"><text:s text:c="8"/></text:p>
      <text:p text:style-name="Normal"><text:s text:c="8"/>for(int i=0;i&lt;nums.length;i++)</text:p>
      <text:p text:style-name="Normal"><text:s text:c="8"/>{</text:p>
      <text:p text:style-name="Normal"><text:s text:c="12"/>if(nums[i]==target)</text:p>
      <text:p text:style-name="Normal"><text:s text:c="21"/>return i;</text:p>
      <text:p text:style-name="Normal"/>
      <text:p text:style-name="Normal"><text:s text:c="8"/>}</text:p>
      <text:p text:style-name="Normal">return -1;</text:p>
      <text:p text:style-name="Normal"><text:s text:c="8"/>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waralikulkarni26@gmail.com</meta:initial-creator>
    <dc:creator>swaralikulkarni26@gmail.com</dc:creator>
    <meta:creation-date>2022-06-21T09:02:00Z</meta:creation-date>
    <dc:date>2022-06-21T09:02:00Z</dc:date>
    <meta:template xlink:href="Normal" xlink:type="simple"/>
    <meta:editing-cycles>2</meta:editing-cycles>
    <meta:editing-duration>PT180S</meta:editing-duration>
    <meta:document-statistic meta:page-count="1" meta:paragraph-count="1" meta:word-count="33" meta:character-count="224" meta:row-count="1" meta:non-whitespace-character-count="192"/>
  </office:meta>
</office:document-meta>
</file>